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tab/></text:p>
      <text:p text:style-name="Preformatted_20_Text"/>
      <text:p text:style-name="Preformatted_20_Text"/>
      <text:p text:style-name="Preformatted_20_Text"/>
      <text:p text:style-name="Preformatted_20_Text"><text:tab/>As part of a course in advanced computer science at The Evergreen State College, we are building a distributed computing lab. <text:s/>This is a student run, grant funded, faculty and staff supported exploration into high powered computing implementations. <text:s/>Initially using surplus legacy hardware from a project done earlier in the decade, we began to build a cluster to implement data-intensive applications. <text:s/>With the infusion of more modern hardware, we have been able to expand to the point of supporting the high power computing needs of certain scientific computing applications here at Evergreen. <text:s/></text:p>
      <text:p text:style-name="P1"><text:tab/>The distributed computing <text:s/>lab will assist in training advanced computing students in the use of modern distributed architectures, allow students to maintain an up to date perspective on computing technology, and support the biological and physical sciences in data modeling and analysis. <text:s/>By receiving donations and grants we will be able to more effectively modernize the way that the sciences are explored at Evergreen. <text:s/>Our goal is to allow students, faculty and other interest groups access to techniques in computing that would otherwise be unavailable, thereby expanding both the general research capacity of the college and providing a resource for a more dynamic and complete learning experi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dger Brown</meta:initial-creator>
    <meta:creation-date>2009-12-07T15:34:47</meta:creation-date>
    <dc:creator>Rodger Brown</dc:creator>
    <dc:date>2009-12-07T15:43:09</dc:date>
    <meta:editing-cycles>1</meta:editing-cycles>
    <meta:editing-duration>PT8M23S</meta:editing-duration>
    <meta:user-defined meta:name="Info 1"/>
    <meta:user-defined meta:name="Info 2"/>
    <meta:user-defined meta:name="Info 3"/>
    <meta:user-defined meta:name="Info 4"/>
    <meta:document-statistic meta:table-count="0" meta:image-count="0" meta:object-count="0" meta:page-count="1" meta:paragraph-count="3" meta:word-count="200" meta:character-count="1306"/>
  </office:meta>
</office:document-meta>
</file>